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0f633"/>
    </style:style>
    <style:style style:name="T1" style:family="text">
      <style:text-properties officeooo:rsid="0000f633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fo:language="ru" fo:country="RU" officeooo:rsid="0000f6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1) Если быстро нажимать на кнопку изменения кол-ва товаров — то функция вызывается повторно, не успев выполнить предыдущее действие, тем самым не добавляя товар в корзину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10-17T14:28:38.336000000</dc:date>
    <meta:editing-duration>PT3M40S</meta:editing-duration>
    <meta:editing-cycles>1</meta:editing-cycles>
    <meta:document-statistic meta:table-count="0" meta:image-count="0" meta:object-count="0" meta:page-count="1" meta:paragraph-count="1" meta:word-count="25" meta:character-count="171" meta:non-whitespace-character-count="146"/>
  </office:meta>
</office:document-meta>
</file>